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size="14pt" fo:font-style="italic" style:font-size-asian="14pt" style:font-style-asian="italic" style:font-size-complex="14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4"/><text:span text:style-name="T1">Бабочке-Бражнику<text:line-break/>В окошке луна... А Бражник не спит!<text:line-break/>Теперь не одна мне все говорит<text:line-break/>И цвет его глаз, тепло его рук</text:span></text:p>
      <text:p text:style-name="Standard"><text:span text:style-name="T1">Спасешь ли меня от горьких разлук?..<text:line-break/><text:line-break/>Я знаю, прости, что сошла вдруг с ума</text:span></text:p>
      <text:p text:style-name="Standard"><text:span text:style-name="T1">Пойми, не могла ожидать и сама...<text:line-break/>Что силой и лаской не пустишь в беду<text:line-break/>Куда же теперь от тебя я уйду?!...<text:line-break/><text:line-break/>Спасибо за ту теплоту из ночи<text:line-break/>Еще и за то, что о главном молчишь<text:line-break/>Но видимо совсем не создана для счастья...<text:line-break/>Может еще в другой жизни браталась с ненастьем..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Елизавета Чижикова</meta:initial-creator>
    <meta:creation-date>2012-09-30T16:21:26.36</meta:creation-date>
    <meta:document-statistic meta:table-count="0" meta:image-count="0" meta:object-count="0" meta:page-count="1" meta:paragraph-count="3" meta:word-count="85" meta:character-count="509"/>
    <dc:date>2012-09-30T16:31:26.99</dc:date>
    <dc:creator>Елизавета Чижикова</dc:creator>
    <meta:editing-duration>PT10M8S</meta:editing-duration>
    <meta:editing-cycles>1</meta:editing-cycles>
    <meta:generator>OpenOffice.org/3.3$Win32 OpenOffice.org_project/330m20$Build-9567</meta:generator>
  </office:meta>
</office:document-meta>
</file>